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1c19c" officeooo:paragraph-rsid="0011c19c"/>
    </style:style>
    <style:style style:name="P2" style:family="paragraph" style:parent-style-name="Standard" style:list-style-name="L12">
      <style:text-properties officeooo:rsid="0011c19c" officeooo:paragraph-rsid="0011c19c"/>
    </style:style>
    <style:style style:name="P3" style:family="paragraph" style:parent-style-name="Standard" style:list-style-name="L1">
      <style:text-properties officeooo:paragraph-rsid="0011c19c"/>
    </style:style>
    <style:style style:name="P4" style:family="paragraph" style:parent-style-name="Standard">
      <style:text-properties style:font-name="Arial1" fo:font-size="10pt" officeooo:rsid="0011c19c" officeooo:paragraph-rsid="0011c19c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rial1" fo:font-size="10pt" officeooo:rsid="0011c19c" officeooo:paragraph-rsid="0011c19c" style:font-size-asian="10pt" style:font-size-complex="10pt"/>
    </style:style>
    <style:style style:name="P6" style:family="paragraph" style:parent-style-name="Standard" style:list-style-name="L1">
      <style:text-properties style:font-name="Arial1" fo:font-size="10pt" officeooo:rsid="0011c19c" officeooo:paragraph-rsid="0011c19c" style:font-size-asian="10pt" style:font-size-complex="10pt"/>
    </style:style>
    <style:style style:name="P7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Arial1" fo:font-size="10pt" officeooo:rsid="0011c19c" officeooo:paragraph-rsid="0011c19c" style:font-size-asian="10pt" style:font-size-complex="10pt"/>
    </style:style>
    <style:style style:name="P8" style:family="paragraph" style:parent-style-name="Standard" style:list-style-name="L8">
      <style:text-properties style:font-name="Arial1" fo:font-size="10pt" officeooo:rsid="0011c19c" officeooo:paragraph-rsid="0011c19c" style:font-size-asian="10pt" style:font-size-complex="10pt"/>
    </style:style>
    <style:style style:name="P9" style:family="paragraph" style:parent-style-name="Standard" style:list-style-name="L9">
      <style:text-properties style:font-name="Arial1" fo:font-size="10pt" officeooo:rsid="0011c19c" officeooo:paragraph-rsid="0011c19c" style:font-size-asian="10pt" style:font-size-complex="10pt"/>
    </style:style>
    <style:style style:name="P10" style:family="paragraph" style:parent-style-name="Standard" style:list-style-name="L12">
      <style:text-properties style:font-name="Arial1" fo:font-size="10pt" officeooo:rsid="0011c19c" officeooo:paragraph-rsid="0011c19c" style:font-size-asian="10pt" style:font-size-complex="10pt"/>
    </style:style>
    <style:style style:name="P11" style:family="paragraph" style:parent-style-name="Standard" style:list-style-name="L16">
      <style:text-properties style:font-name="Arial1" fo:font-size="10pt" officeooo:rsid="0011c19c" officeooo:paragraph-rsid="0011c19c" style:font-size-asian="10pt" style:font-size-complex="10pt"/>
    </style:style>
    <style:style style:name="P12" style:family="paragraph" style:parent-style-name="Standard" style:list-style-name="L17">
      <style:text-properties style:font-name="Arial1" fo:font-size="10pt" officeooo:rsid="0011c19c" officeooo:paragraph-rsid="0011c19c" style:font-size-asian="10pt" style:font-size-complex="10pt"/>
    </style:style>
    <style:style style:name="P13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11c19c" officeooo:paragraph-rsid="0011c19c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11c19c"/>
    </style:style>
    <style:style style:name="P15" style:family="paragraph" style:parent-style-name="Standard" style:list-style-name="L9">
      <style:text-properties officeooo:paragraph-rsid="0011c19c"/>
    </style:style>
    <style:style style:name="P16" style:family="paragraph" style:parent-style-name="Standard" style:list-style-name="L13">
      <style:text-properties officeooo:paragraph-rsid="0011c19c"/>
    </style:style>
    <style:style style:name="P17" style:family="paragraph" style:parent-style-name="Text_20_body" style:list-style-name="L1">
      <style:text-properties fo:font-variant="normal" fo:text-transform="none" fo:color="#24292f" loext:opacity="100%" style:font-name="Arial1" fo:font-size="10pt" fo:letter-spacing="normal" fo:font-style="normal" fo:font-weight="normal" officeooo:rsid="0011c19c" officeooo:paragraph-rsid="0011c19c" style:font-size-asian="10pt" style:font-size-complex="10pt"/>
    </style:style>
    <style:style style:name="P18" style:family="paragraph" style:parent-style-name="Text_20_body" style:list-style-name="L1">
      <style:text-properties officeooo:paragraph-rsid="0011c19c"/>
    </style:style>
    <style:style style:name="T1" style:family="text">
      <style:text-properties fo:font-variant="normal" fo:text-transform="none" fo:color="#24292f" loext:opacity="100%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Arial1" fo:font-size="10pt" fo:letter-spacing="normal" fo:font-style="normal" fo:font-weight="normal" officeooo:rsid="0011c19c" style:font-size-asian="10pt" style:font-size-complex="10pt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style:font-name="Arial1" fo:font-size="10pt" officeooo:rsid="0011c19c" style:font-size-asian="10pt" style:font-size-complex="1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tandards for Header File Usage</text:p>
      <text:p text:style-name="P4"/>
      <text:p text:style-name="P4">As discussed and documented in issue 43, the components of the new standard are:</text:p>
      <text:p text:style-name="P4"/>
      <text:list xml:id="list3600711966" text:style-name="L1">
        <text:list-item>
          <text:p text:style-name="P6">We will group related functions into what we’ll call “bags”, using a new name rather than reusing another term and risk confusion<text:line-break/></text:p>
        </text:list-item>
        <text:list-item>
          <text:p text:style-name="P6">A bag will consist of 2 source files: a header (.h) file and a .cpp file<text:line-break/></text:p>
        </text:list-item>
        <text:list-item>
          <text:p text:style-name="P6">the header bag file has a header section for each function<text:line-break/></text:p>
        </text:list-item>
        <text:list-item>
          <text:p text:style-name="P7">the .cpp bag file has a code section for each function<text:line-break/></text:p>
        </text:list-item>
        <text:list-item>
          <text:p text:style-name="P6">header files or sub-sections can include:<text:line-break/></text:p>
          <text:list>
            <text:list-item>
              <text:p text:style-name="P6"><text:span text:style-name="T1">syntax declarations for function calls within the associated cpp file or bag (FOB) that are used by other FOBs<text:line-break/></text:span></text:p>
            </text:list-item>
            <text:list-item>
              <text:p text:style-name="P3"><text:span text:style-name="T2">syntax declarations for global variables that are const (or should these go in global_variables.cpp) ?<text:line-break/></text:span></text:p>
            </text:list-item>
            <text:list-item>
              <text:p text:style-name="P18"><text:span text:style-name="T2">syntax definitions for classes &amp; templates</text:span></text:p>
            </text:list-item>
            <text:list-item>
              <text:p text:style-name="P18"><text:span text:style-name="T2">macro definitions via #define statement ( may or may not be global?)</text:span></text:p>
            </text:list-item>
            <text:list-item>
              <text:p text:style-name="P17">inline function definitions</text:p>
            </text:list-item>
          </text:list>
        </text:list-item>
        <text:list-item>
          <text:p text:style-name="P6">header files or sub-sections can not include:<text:line-break/></text:p>
        </text:list-item>
      </text:list>
      <text:list xml:id="list2085095760" text:style-name="L8">
        <text:list-item>
          <text:list>
            <text:list-item>
              <text:p text:style-name="P8">non-inline function definitions<text:line-break/></text:p>
            </text:list-item>
            <text:list-item>
              <text:p text:style-name="P8">non-const variable definitions<text:line-break/></text:p>
            </text:list-item>
            <text:list-item>
              <text:p text:style-name="P8">aggregate definitions<text:line-break/></text:p>
            </text:list-item>
            <text:list-item>
              <text:p text:style-name="P8">unnamed namespaces<text:line-break/></text:p>
            </text:list-item>
            <text:list-item>
              <text:p text:style-name="P8">using directives<text:line-break/></text:p>
            </text:list-item>
            <text:list-item>
              <text:p text:style-name="P8">included .cpp files<text:line-break/></text:p>
            </text:list-item>
            <text:list-item>
              <text:p text:style-name="P8">other included header files<text:line-break/></text:p>
            </text:list-item>
            <text:list-item>
              <text:p text:style-name="P8">OOP constructor or method calls<text:line-break/></text:p>
            </text:list-item>
          </text:list>
        </text:list-item>
        <text:list-item>
          <text:p text:style-name="P8"><text:span text:style-name="T1">Our code has only one compiled module, main.cpp (with a bunch of embedded include files) so we don’t need to use extern. Libraries are a separate issue.</text:span> </text:p>
        </text:list-item>
      </text:list>
      <text:p text:style-name="P4"/>
      <text:list xml:id="list232403793596854" text:continue-numbering="true" text:style-name="L8">
        <text:list-item>
          <text:p text:style-name="P8"><text:span text:style-name="T1">We can and should put include guards in our header files, but they shouldn’t be needed: main.cpp includes main.h, and main.h includes all other header files. Each header file gets processed exactly once. No file other than main.h should include any other header file.</text:span> </text:p>
        </text:list-item>
      </text:list>
      <text:p text:style-name="P4"><text:tab/></text:p>
      <text:p text:style-name="P4"/>
      <text:p text:style-name="P5">Implications:</text:p>
      <text:p text:style-name="P4"/>
      <text:list xml:id="list1094365520" text:style-name="L9">
        <text:list-item>
          <text:p text:style-name="P15"><text:span text:style-name="T4">Where do non-const global variables go?</text:span></text:p>
        </text:list-item>
      </text:list>
      <text:p text:style-name="P14"><text:span text:style-name="T4"><text:tab/>- In the new include file global_variables.cpp<text:line-break/></text:span></text:p>
      <text:list xml:id="list232403267281312" text:continue-numbering="true" text:style-name="L9">
        <text:list-item>
          <text:p text:style-name="P9">Do we need to be careful to arrange functions so they appear before all code that calls them?<text:line-break/>- No, there will be a syntax definition in their header file, and that header file will be seen by the compiler before any code that calls the function<text:line-break/></text:p>
        </text:list-item>
        <text:list-item>
          <text:p text:style-name="P9">What stuff appears in what order in main.cpp?<text:line-break/></text:p>
        </text:list-item>
      </text:list>
      <text:list xml:id="list3322392685" text:style-name="L12">
        <text:list-item>
          <text:list>
            <text:list-item>
              <text:p text:style-name="P2"><text:span text:style-name="T3">Include &lt;Arduino.h&gt;<text:tab/><text:tab/><text:tab/>// following sections depend on symbols defined here</text:span></text:p>
            </text:list-item>
            <text:list-item>
              <text:p text:style-name="P2"><text:span text:style-name="T3">include &lt;main.h&gt;<text:tab/><text:tab/><text:tab/>// do all .h files before any code files</text:span></text:p>
            </text:list-item>
            <text:list-item>
              <text:p text:style-name="P2"><text:span text:style-name="T3">include &lt;our-libraries&gt;<text:tab/><text:tab/><text:tab/>// libraries that we’ve modified, like aaChio.h&gt;</text:span></text:p>
            </text:list-item>
            <text:list-item>
              <text:p text:style-name="P2"><text:span text:style-name="T3">include &lt;external-libraries&gt;<text:tab/><text:tab/>// such as Wire.h, Adafruit....</text:span></text:p>
            </text:list-item>
            <text:list-item>
              <text:p text:style-name="P2"><text:span text:style-name="T3">global variable declarations/definitions<text:tab/>// externalized to global_variables.cpp</text:span></text:p>
            </text:list-item>
            <text:list-item>
              <text:p text:style-name="P2"><text:span text:style-name="T3">OOP constructor calls<text:tab/><text:tab/><text:tab/>// after libraries, but before function code</text:span></text:p>
            </text:list-item>
            <text:list-item>
              <text:p text:style-name="P2"><text:span text:style-name="T3">includes for our function code files and bags<text:tab/><text:tab/>// externalized .cpp files that we wrote</text:span></text:p>
            </text:list-item>
            <text:list-item>
              <text:p text:style-name="P10">functions we wrote that aren’t externalized</text:p>
            </text:list-item>
            <text:list-item>
              <text:p text:style-name="P2"><text:span text:style-name="T3">standard functions setup() and loop()</text:span><text:line-break/></text:p>
            </text:list-item>
          </text:list>
        </text:list-item>
      </text:list>
      <text:list xml:id="list232402617543481" text:continue-list="list232403267281312" text:style-name="L9">
        <text:list-item>
          <text:p text:style-name="P9">What appears in main.h?</text:p>
        </text:list-item>
      </text:list>
      <text:list xml:id="list4254451994" text:style-name="L13">
        <text:list-item>
          <text:list>
            <text:list-item>
              <text:p text:style-name="P16"><text:span text:style-name="T4">Includes for other .h files</text:span></text:p>
            </text:list-item>
            <text:list-item>
              <text:p text:style-name="P16"><text:span text:style-name="T4">syntax definitions for functions in main.cpp that are referenced elsewhere</text:span></text:p>
              <text:p text:style-name="P16"><text:span text:style-name="T4"><text:line-break/></text:span></text:p>
            </text:list-item>
          </text:list>
        </text:list-item>
      </text:list>
      <text:list xml:id="list232404089007604" text:continue-list="list232402617543481" text:style-name="L9">
        <text:list-item>
          <text:p text:style-name="P9">What appears in other .h files?</text:p>
        </text:list-item>
      </text:list>
      <text:list xml:id="list601525387" text:style-name="L17">
        <text:list-item>
          <text:list>
            <text:list-item>
              <text:p text:style-name="P12">syntax declaration for functions in associated .cpp file</text:p>
            </text:list-item>
            <text:list-item>
              <text:p text:style-name="P12">do we want some global variables here, or keep them all in one place in global_variables.cpp?????<text:line-break/></text:p>
            </text:list-item>
          </text:list>
        </text:list-item>
      </text:list>
      <text:list xml:id="list232403045619206" text:continue-list="list232404089007604" text:style-name="L9">
        <text:list-item>
          <text:p text:style-name="P9">What appears in global_variables.cpp?</text:p>
        </text:list-item>
      </text:list>
      <text:list xml:id="list1706693197" text:style-name="L16">
        <text:list-item>
          <text:list>
            <text:list-item>
              <text:p text:style-name="P11">Global variable declarations and definitions</text:p>
            </text:list-item>
            <text:list-item>
              <text:p text:style-name="P11">Global macro definitions (#define) although we allow them in other .h files ????</text:p>
            </text:list-item>
            <text:list-item>
              <text:p text:style-name="P11">syntax definitions for function calls ?????? shouldn’t these be in FOB .h files? (looks like they were moved to main.h to avoid compiler errors at one point)</text:p>
            </text:list-item>
          </text:list>
        </text:list-item>
      </text:list>
      <text:p text:style-name="P4"><text:span text:style-name="T3"/></text:p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21:25:40.397000000</meta:creation-date>
    <dc:date>2023-01-19T23:09:49.834000000</dc:date>
    <meta:editing-duration>PT1H44M9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9" meta:word-count="533" meta:character-count="3144" meta:non-whitespace-character-count="2666"/>
  </office:meta>
</office:document-meta>
</file>